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e9c1" officeooo:paragraph-rsid="000be9c1"/>
    </style:style>
    <style:style style:name="P2" style:family="paragraph" style:parent-style-name="Heading_20_3">
      <style:text-properties style:text-underline-style="solid" style:text-underline-width="auto" style:text-underline-color="font-color" officeooo:rsid="000be9c1" officeooo:paragraph-rsid="000be9c1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  <style:text-properties officeooo:paragraph-rsid="001344cd"/>
    </style:style>
    <style:style style:name="P7" style:family="paragraph" style:parent-style-name="Text_20_body" style:list-style-name="L2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officeooo:paragraph-rsid="001344cd"/>
    </style:style>
    <style:style style:name="P10" style:family="paragraph" style:parent-style-name="Text_20_body" style:list-style-name="L3"/>
    <style:style style:name="P11" style:family="paragraph" style:parent-style-name="Text_20_body">
      <style:text-properties style:text-underline-style="solid" style:text-underline-width="auto" style:text-underline-color="font-color" officeooo:rsid="000be9c1" officeooo:paragraph-rsid="000be9c1"/>
    </style:style>
    <style:style style:name="P12" style:family="paragraph" style:parent-style-name="Standard">
      <style:text-properties style:text-underline-style="solid" style:text-underline-width="auto" style:text-underline-color="font-color" officeooo:rsid="000be9c1" officeooo:paragraph-rsid="000be9c1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cencias GLU BDS MIT</text:p>
      <text:p text:style-name="P1"/>
      <text:h text:style-name="P2" text:outline-level="3"><text:span text:style-name="Strong_20_Emphasis"><text:span text:style-name="T1">Licencia GNU GPL (General Public License)</text:span></text:span></text:h>
      <text:list text:style-name="L1">
        <text:list-item>
          <text:p text:style-name="P3"><text:span text:style-name="Strong_20_Emphasis">Copyleft</text:span>: Cualquier software derivado debe ser distribuido bajo la misma licencia GPL.</text:p>
        </text:list-item>
        <text:list-item>
          <text:p text:style-name="P3"><text:span text:style-name="Strong_20_Emphasis">Código fuente</text:span>: Debes proporcionar el código fuente a cualquier persona a la que distribuyas el software, ya sea en su forma original o modificada.</text:p>
        </text:list-item>
        <text:list-item>
          <text:p text:style-name="P3"><text:span text:style-name="Strong_20_Emphasis">Distribución</text:span>: Al redistribuir el software, debes incluir una copia de la licencia.</text:p>
        </text:list-item>
        <text:list-item>
          <text:p text:style-name="P3"><text:span text:style-name="Strong_20_Emphasis">Sin restricciones adicionales</text:span>: No puedes imponer restricciones adicionales a los derechos otorgados por la licencia.</text:p>
        </text:list-item>
        <text:list-item>
          <text:p text:style-name="P4"><text:span text:style-name="Strong_20_Emphasis">Derechos de autor</text:span>: Se mantiene el derecho de autor de los autores originales.</text:p>
        </text:list-item>
      </text:list>
      <text:h text:style-name="Heading_20_3" text:outline-level="3"><text:span text:style-name="Strong_20_Emphasis">Licencia BSD (Berkeley Software Distribution)</text:span></text:h>
      <text:list text:style-name="L2">
        <text:list-item>
          <text:p text:style-name="P5"><text:span text:style-name="Strong_20_Emphasis">Permisiva</text:span>: Permite la redistribución y uso en forma de código fuente y binario, con o sin modificaciones.</text:p>
        </text:list-item>
        <text:list-item>
          <text:p text:style-name="P6"><text:span text:style-name="Strong_20_Emphasis">Distribución</text:span>: Debe incluirse una mención del autor original y el copyright en todas las copias o partes sustanciales del software.</text:p>
        </text:list-item>
        <text:list-item>
          <text:p text:style-name="P5"><text:span text:style-name="Strong_20_Emphasis">Sin garantías</text:span>: El software se proporciona "tal cual", sin garantías de ningún tipo.</text:p>
        </text:list-item>
        <text:list-item>
          <text:p text:style-name="P7"><text:span text:style-name="Strong_20_Emphasis">Cláusula de no uso del nombre</text:span>: No se permite usar el nombre de los autores ni de la organización detrás del software sin permiso previo.</text:p>
        </text:list-item>
      </text:list>
      <text:h text:style-name="Heading_20_3" text:outline-level="3"><text:span text:style-name="Strong_20_Emphasis">Licencia MIT (Massachusetts Institute of Technology)</text:span></text:h>
      <text:list text:style-name="L3">
        <text:list-item>
          <text:p text:style-name="P8"><text:span text:style-name="Strong_20_Emphasis">Permisiva</text:span>: Permite a los usuarios usar, copiar, modificar, fusionar, publicar, distribuir, sublicenciar y vender copias del software.</text:p>
        </text:list-item>
        <text:list-item>
          <text:p text:style-name="P9"><text:span text:style-name="Strong_20_Emphasis">Distribución</text:span>: Debe incluirse el aviso de copyright y la declaración de la licencia en todas las copias o partes sustanciales del software.</text:p>
        </text:list-item>
        <text:list-item>
          <text:p text:style-name="P8"><text:span text:style-name="Strong_20_Emphasis">Sin garantías</text:span>: Se proporciona "tal cual", sin ninguna garantía, expresa o implícita, incluida la garantía de comerciabilidad o idoneidad para un propósito particular.</text:p>
        </text:list-item>
        <text:list-item>
          <text:p text:style-name="P10"><text:span text:style-name="Strong_20_Emphasis">Simplicidad</text:span>: La licencia es breve y directa, facilitando su comprensión y cumplimiento.</text:p>
        </text:list-item>
      </text:list>
      <text:p text:style-name="P11"><text:span text:style-name="Strong_20_Emphasis"><text:span text:style-name="T2"/>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7:03:26.078000000</meta:creation-date>
    <dc:date>2024-09-30T16:13:49.542000000</dc:date>
    <meta:editing-duration>PT16M13S</meta:editing-duration>
    <meta:editing-cycles>4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17" meta:word-count="259" meta:character-count="1670" meta:non-whitespace-character-count="1441"/>
  </office:meta>
</office:document-meta>
</file>